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25351"/>
    </style:style>
    <style:style style:name="P2" style:family="paragraph" style:parent-style-name="Standard">
      <style:text-properties fo:font-size="10pt" officeooo:paragraph-rsid="0012c2aa"/>
    </style:style>
    <style:style style:name="P3" style:family="paragraph" style:parent-style-name="Standard">
      <style:text-properties fo:font-size="10pt" officeooo:rsid="0012c2aa" officeooo:paragraph-rsid="0012c2aa"/>
    </style:style>
    <style:style style:name="P4" style:family="paragraph" style:parent-style-name="Standard">
      <style:text-properties fo:font-size="10pt" officeooo:paragraph-rsid="001627da"/>
    </style:style>
    <style:style style:name="P5" style:family="paragraph" style:parent-style-name="Standard">
      <style:text-properties fo:font-size="10pt" officeooo:paragraph-rsid="00197d16"/>
    </style:style>
    <style:style style:name="P6" style:family="paragraph" style:parent-style-name="Standard">
      <style:text-properties fo:font-size="10pt" officeooo:rsid="0024120e" officeooo:paragraph-rsid="0024120e"/>
    </style:style>
    <style:style style:name="P7" style:family="paragraph" style:parent-style-name="Standard">
      <style:text-properties fo:font-size="10pt" officeooo:paragraph-rsid="002779b8"/>
    </style:style>
    <style:style style:name="P8" style:family="paragraph" style:parent-style-name="Standard">
      <style:text-properties fo:color="#1c3687" fo:font-size="10pt" officeooo:paragraph-rsid="00125351"/>
    </style:style>
    <style:style style:name="P9" style:family="paragraph" style:parent-style-name="Standard">
      <style:text-properties fo:color="#1c3687" fo:font-size="10pt" officeooo:rsid="00125351" officeooo:paragraph-rsid="00125351"/>
    </style:style>
    <style:style style:name="P10" style:family="paragraph" style:parent-style-name="Standard">
      <style:text-properties fo:color="#1c3687" fo:font-size="10pt" officeooo:rsid="0012c2aa" officeooo:paragraph-rsid="0012c2aa"/>
    </style:style>
    <style:style style:name="P11" style:family="paragraph" style:parent-style-name="Standard">
      <style:text-properties fo:color="#1c3687" fo:font-size="10pt" officeooo:rsid="001cf08d" officeooo:paragraph-rsid="001cf08d"/>
    </style:style>
    <style:style style:name="P12" style:family="paragraph" style:parent-style-name="Standard">
      <style:text-properties fo:color="#1c3687" fo:font-size="10pt" officeooo:rsid="00197d16" officeooo:paragraph-rsid="00197d16"/>
    </style:style>
    <style:style style:name="P13" style:family="paragraph" style:parent-style-name="Standard">
      <style:text-properties fo:color="#1c3687" fo:font-size="10pt" officeooo:rsid="0024120e" officeooo:paragraph-rsid="0024120e"/>
    </style:style>
    <style:style style:name="P14" style:family="paragraph" style:parent-style-name="Standard">
      <style:text-properties fo:color="#1c3687" fo:font-size="10pt" officeooo:paragraph-rsid="001627da"/>
    </style:style>
    <style:style style:name="T1" style:family="text">
      <style:text-properties fo:color="#ce181e"/>
    </style:style>
    <style:style style:name="T2" style:family="text">
      <style:text-properties fo:color="#00a65d"/>
    </style:style>
    <style:style style:name="T3" style:family="text">
      <style:text-properties fo:color="#00a65d" officeooo:rsid="00125351"/>
    </style:style>
    <style:style style:name="T4" style:family="text">
      <style:text-properties fo:color="#00a65d" officeooo:rsid="001627da"/>
    </style:style>
    <style:style style:name="T5" style:family="text">
      <style:text-properties fo:color="#5c2d91"/>
    </style:style>
    <style:style style:name="T6" style:family="text">
      <style:text-properties fo:color="#680059"/>
    </style:style>
    <style:style style:name="T7" style:family="text">
      <style:text-properties fo:color="#009353"/>
    </style:style>
    <style:style style:name="T8" style:family="text">
      <style:text-properties fo:color="#ed1c24"/>
    </style:style>
    <style:style style:name="T9" style:family="text">
      <style:text-properties fo:color="#0066b3"/>
    </style:style>
    <style:style style:name="T10" style:family="text">
      <style:text-properties fo:color="#00864b"/>
    </style:style>
    <style:style style:name="T11" style:family="text">
      <style:text-properties fo:color="#820f71"/>
    </style:style>
    <style:style style:name="T12" style:family="text">
      <style:text-properties officeooo:rsid="00125351"/>
    </style:style>
    <style:style style:name="T13" style:family="text">
      <style:text-properties fo:color="#1c3687"/>
    </style:style>
    <style:style style:name="T14" style:family="text">
      <style:text-properties fo:color="#1c3687" officeooo:rsid="00125351"/>
    </style:style>
    <style:style style:name="T15" style:family="text">
      <style:text-properties fo:color="#1c3687" fo:font-weight="bold" officeooo:rsid="001627da" style:font-weight-asian="bold" style:font-weight-complex="bold"/>
    </style:style>
    <style:style style:name="T16" style:family="text">
      <style:text-properties fo:color="#1c3687" fo:font-weight="bold" officeooo:rsid="0018218b" style:font-weight-asian="bold" style:font-weight-complex="bold"/>
    </style:style>
    <style:style style:name="T17" style:family="text">
      <style:text-properties fo:color="#1c3687" fo:font-weight="bold" officeooo:rsid="001ef9b0" style:font-weight-asian="bold" style:font-weight-complex="bold"/>
    </style:style>
    <style:style style:name="T18" style:family="text">
      <style:text-properties fo:color="#1c3687" officeooo:rsid="002779b8"/>
    </style:style>
    <style:style style:name="T19" style:family="text">
      <style:text-properties fo:color="#1c3687" officeooo:rsid="002b6cb4"/>
    </style:style>
    <style:style style:name="T20" style:family="text">
      <style:text-properties fo:color="#1c3687" officeooo:rsid="002c110e"/>
    </style:style>
    <style:style style:name="T21" style:family="text">
      <style:text-properties fo:color="#1c3687" officeooo:rsid="002c63d3"/>
    </style:style>
    <style:style style:name="T22" style:family="text">
      <style:text-properties fo:color="#000000"/>
    </style:style>
    <style:style style:name="T23" style:family="text">
      <style:text-properties fo:color="#000000" officeooo:rsid="00125351"/>
    </style:style>
    <style:style style:name="T24" style:family="text">
      <style:text-properties fo:color="#000000" officeooo:rsid="0012c2aa"/>
    </style:style>
    <style:style style:name="T25" style:family="text">
      <style:text-properties fo:color="#000000" officeooo:rsid="001627da"/>
    </style:style>
    <style:style style:name="T26" style:family="text">
      <style:text-properties officeooo:rsid="0012c2aa"/>
    </style:style>
    <style:style style:name="T27" style:family="text">
      <style:text-properties officeooo:rsid="00197d16"/>
    </style:style>
    <style:style style:name="T28" style:family="text">
      <style:text-properties officeooo:rsid="001b43d4"/>
    </style:style>
    <style:style style:name="T29" style:family="text">
      <style:text-properties officeooo:rsid="001e34e5"/>
    </style:style>
    <style:style style:name="T30" style:family="text">
      <style:text-properties officeooo:rsid="00272c3e"/>
    </style:style>
    <style:style style:name="T31" style:family="text">
      <style:text-properties officeooo:rsid="002c63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From the experimental point of view, the authors mention in Section 2 that an RPC based detector is being developed for tomographic applications but, as reported in the Summary section, the design is still ongoing and no preliminary data was reported for the prototype (2 xy planes). Further, the target requirements and application context for the detector in development was not discussed. This makes hard to evaluate how the planned detector compares to existing gas detectors used for tomography. <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Consider to present a summary of content at the end of the Introduction section to avoid repetitions. Some other section are, on the other hand, not detailed enough, e.g. parameters used in the simulation, filtering method (see major comments below), etc. <text:line-break/><text:line-break/>Style: english and scientific style has to be definitely improved throughout the paper<text:line-break/><text:line-break/>- Compatibility of text and figures with black and white printing <text:line-break/>No particular issue related to color figure. Additional details to be reported in figure captions (e.g. Fig. 5 and Figures presenting the results)<text:line-break/><text:line-break/>- Is the relevant literature quoted?<text:line-break/>The relevant literature of muon tomography projects, application and simulation works was not extensively cited in the introduction section. <text:lin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Please extend the list of references. Below we report, as an example, a possible list of relevant works in this area we are aware of.<text:line-break/><text:line-break/><text:soft-page-break/>   Pioneer works<text:line-break/>     E.P. George, Commonwealth Engineer (1955) 455. <text:line-break/>     L.W. Alvarez et al., Science 167 (1970) 832. <text:line-break/>     K. Nagamine, et al., Nucl. Instr. and Meth. A 356 (1995) 585. <text:line-break/>     K.N. Borozdin et al., Nature 422 (2003) 277. <text:line-break/>     L.J. Schultz, et al., Nucl. Instr. and Meth. A 519 (2004) 687. <text:line-break/>     L.J. Schultz, et al., IEEE Trans. Image Process. 16 (2007) 1985<text:line-break/><text:line-break/>    Muon Tomography Algorithms<text:line-break/>     S. Riggi et al., NIM A 728 (2013), 59-68<text:line-break/>     D. Poulson et al., NIM A 842 (2017), 48-53<text:line-break/>     M. Benettoni et al., JINST 2013 8P12007<text:line-break/>     S.Chen et al., JINST 9 (2014) no. 10, C10022<text:line-break/><text:line-break/>    Plastic scintillator/fibre detectors for muon tomography<text:line-break/>     F. Riggi et al., NIM A 912, 21 (2018) 16-19<text:line-break/>     A. Clarkson et al, NIM A 745 (2014) 138-149<text:line-break/>     V. Anghel et al, NIM A 798 (2015) 12-23<text:line-break/><text:line-break/>    Gas detectors/RPC for muon tomography<text:line-break/>     S. Pesente et al., NIM A 604 (2009), 738-746<text:line-break/>     P. Baesso et al., 2013 JINST 8 P08006<text:line-break/>     X. Wang et al, NIM A 784 (2015) 390-393<text:line-break/><text:line-break/>    GEM Detectors for muon tomography<text:line-break/>     K. Gnanvo, et al., Proc. IEEE NSSMIC 2010, NI19-90, pp. 552-559, arXiv:1011.3231<text:line-break/><text:line-break/><text:line-break/><text:span text:style-name="T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line-break/></text:span><text:line-break/><text:span text:style-name="T12">Q.</text:span><text:span text:style-name="T2">-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span></text:p>
      <text:p text:style-name="P1"><text:span text:style-name="T3"/></text:p>
      <text:p text:style-name="P8"><text:span text:style-name="T12">A. In simulation where we have considered exact hit point, the track is simply the straight line connecting the hit.</text:span></text:p>
      <text:p text:style-name="P8"><text:span text:style-name="T12">One line for incoming track and other for the outgoing track. When we are considering the strip of 3 cm width then</text:span></text:p>
      <text:p text:style-name="P1"><text:span text:style-name="T14">the track is basically the straight line fit for the center of hitted pixel.</text:span><text:span text:style-name="T2"><text:line-break/><text:line-break/></text:span><text:span text:style-name="T23">Q. </text:span><text:span text:style-name="T2">-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span></text:p>
      <text:p text:style-name="P1"><text:span text:style-name="T2"/></text:p>
      <text:p text:style-name="P1"><text:span text:style-name="T14">A. The object detection is based on the number of PoCA point that lie within the Voxel. These are considered as signal points that forms the image if the PoCA point count is more than the trheshold selected by Threshold value selected using Chauvenet’s criteria</text:span><text:span text:style-name="T2"><text:line-break/><text:line-break/></text:span><text:span text:style-name="T23">Q. </text:span><text:span text:style-name="T22">-</text:span><text:span text:style-name="T2">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span></text:p>
      <text:p text:style-name="P1"><text:span text:style-name="T2"/></text:p>
      <text:p text:style-name="P11"><text:soft-page-break/>A. Threshold value is calculated without any assumption of object position. Infact after applying threshold we are able to tell the object location visually, <text:span text:style-name="T29">and it can be programmatically determined by calculating the cluseter and centroid of cluster as the object location.</text:span> The value is calculated based on the processing of Voxels. <text:span text:style-name="T29">The count of PoCA points in the voxel where material is placed gives the longer peaks at the corresponding voxel number as shown in the fig 11 &amp; 12. Now the threshold value is selected as the mean of the voxel count as the function of number of voxels, which lie outside two-sigma range.</text:span></text:p>
      <text:p text:style-name="P8"/>
      <text:p text:style-name="P2"><text:span text:style-name="T23">Q. </text:span><text:span text:style-name="T2">Does the threshold set depend on exposure time/number of muon events? In other words, is the threshold dynamically/adaptively computed during the volume scanning time? Or is it fixed? </text:span></text:p>
      <text:p text:style-name="P1"><text:span text:style-name="T2"/></text:p>
      <text:p text:style-name="P9">A. Yes Threshold value depends on exposure time/number of muon events, <text:span text:style-name="T26">and is computed dynamically. For different exposure time we we get different threshold value.</text:span></text:p>
      <text:p text:style-name="P9"/>
      <text:p text:style-name="P2"><text:span text:style-name="T24">Q. </text:span><text:span text:style-name="T2">Does the threshold vary from a scenario to another (for example from the scenario with only lead objects in Fig. 1 to the one with only iron objects in Fig. 19)? </text:span></text:p>
      <text:p text:style-name="P2"><text:span text:style-name="T2"/></text:p>
      <text:p text:style-name="P10">A. Yes it vary from one scenario to another. For dense object you get dense cluster of PoCA point in the voxel where the dense material is placed.</text:p>
      <text:p text:style-name="P3"/>
      <text:p text:style-name="P4"><text:span text:style-name="T25">Q.</text:span><text:span text:style-name="T4"> </text:span><text:span text:style-name="T2">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span></text:p>
      <text:p text:style-name="P6"><text:span text:style-name="T2"/></text:p>
      <text:p text:style-name="P13">A. Yes PoCA point count depends on detector geometrical acceptance. <text:span text:style-name="T30">Plot have been added to the paper show the variation of detector geometrical acceptance on the voxel which are close to upper plane, bottom plane and a floating center plane. Another graph showing the PoCA point count variation on floating target along Z direction is also shown. Which clearly indicates <text:s/>that </text:span>how the point count varies as we move the scatterer from upper plane towards lower planes. The point count starts increasing upto the point when the scatterer reach<text:span text:style-name="T30">es</text:span> the center in the along the Z axis, and then it agains starts decreasing as expected. <text:s/></text:p>
      <text:p text:style-name="P14"/>
      <text:p text:style-name="P7"><text:span text:style-name="T2"><text:s/></text:span><text:span text:style-name="T25">Q.</text:span><text:span text:style-name="T4"> </text:span><text:span text:style-name="T2">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span></text:p>
      <text:p text:style-name="P7"><text:span text:style-name="T18"/></text:p>
      <text:p text:style-name="P7"><text:span text:style-name="T18">A. Yes thresholding algorithm is taking care of this aspect. The detector acceptance will only affect the counts of PoCA points in the voxels, but the PoCA points counts for the voxel where object is place will always results in a cluster formation and will show peak for the bin corresponding to that voxel number </text:span><text:span text:style-name="T20">as shown in figure 11 &amp; 12, </text:span><text:span text:style-name="T18">and hence distinguish it from the voxels where scatterer is not placed. </text:span><text:span text:style-name="T19">Its completely independent of object location, </text:span><text:span text:style-name="T20">and the thresholding is applied based on the counts in the voxel, and not the object position, Once we remove the PoCA point from the voxels whose count is less than the threshold, the remaining voxel give the location of scatterer under test.</text:span><text:span text:style-name="T2"><text:line-break/></text:span><text:line-break/><text:span text:style-name="T2">- It would be useful to report in Section 4.2.2 a Figure (before Fig. 11) showing POCA voxel counts distribution to show the population normality assumed in the Chauvenet criterion.</text:span></text:p>
      <text:p text:style-name="P5"><text:span text:style-name="T15"/></text:p>
      <text:p text:style-name="P5"><text:span text:style-name="T15">A. Figure 11 &amp; 12 is showing the same thing. i.e. it shows the distribution of </text:span><text:span text:style-name="T16">PoCA points in Voxels </text:span><text:span text:style-name="T17">numbers as the bins.</text:span><text:span text:style-name="T2"><text:line-break/></text:span><text:line-break/><text:span text:style-name="T11">-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text:span text:style-name="T6">-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span><text:span text:style-name="T5"><text:line-break/></text:span><text:line-break/><text:span text:style-name="T27">Q</text:span><text:span text:style-name="T7">- Not clear in section 5.2 why the TPR improves when we decrease the voxel size (Fig. 14) and why this is important for the method. I would rather expect the opposite, e.g. you get almost all POCA events falling in the target voxel (TPR </text:span><text:soft-page-break/><text:span text:style-name="T7">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span></text:p>
      <text:p text:style-name="P5"/>
      <text:p text:style-name="P12">A. TPR is defined as the ratio of True Positive PoCA Points (the PoCA point which really lie inside scatterer region) and Total number of PoCA Points. <text:s/>Here the target is to increase the TPR by reducing the number of false positives. If we take considerable bigger voxel then it will contains not only true positive but also the false positives i.e. the points which lie outside the scatterer region, as a result to this the total number of PoCA points which is basically the sum of True Positive and False Positive increase and will <text:span text:style-name="T28">result</text:span> in bigger denominator and hence lower the TPR value. <text:span text:style-name="T28">When we divide the bigger voxels to small one, then some of the smaller voxels contains only false positive whose counts are much less as compare to the counts in the Voxel contains the scatterer, which is show as small peaks in the distribution in figure 11 &amp; 12.</text:span></text:p>
      <text:p text:style-name="P5"><text:line-break/><text:line-break/><text:span text:style-name="T7">- It would be useful for the reader to see in the paper a detailed analysis of threshold computation (see comment above)</text:span> <text:span text:style-name="T8">and object detection for raw and filtered method as a function of scanning time, target materials/shape/location inside volume, volume material background (air or scratch metal?), providing indications of suitable options for real applications</text:span><text:line-break/><text:line-break/><text:span text:style-name="T9">- Did the authors investigate different methods for outlier rejection (besides Chauvenet's criterion)? It would be useful to provide indications or a discussion of the best one to be used as POCA pre-processor for tomography applications</text:span><text:line-break/><text:line-break/><text:span text:style-name="T10">- Please report results (e.g. in Fig. 14) as a function of the voxel size in cm^3 (which is independent of volume size) rather than as a function of number of voxels (which depends on the volume size inspected). </text:span><text:line-break/><text:line-break/>== Minor comments/suggestions ==<text:line-break/>- Separate units from value throughout the paper, e.g. in Section 2 180cm--&gt;180 cm.<text:line-break/>- Review text to define acronyms used, e.g. NPD (Nuclear Physics Division)?<text:line-break/>- "Simulation" in lower case (e.g. beginning of Section 3 and in other parts)<text:line-break/>- Many typos found, e.g. Pont of Closest Approach (section 4.1), missing punctuations, missing blank spaces after commas, etc<text:line-break/>- Review english style and correct typos (correct verb per subject, etc) <text:line-break/>- Use same number of significant digits in numbers and relative errors, e.g. m=... , n=2.025 +- 0.016666 in Section 3.<text:line-break/>- Remove Fig. 4 and leave only Fig. 5 with fit results (m, n parameters) shown in the plot. Improve the figure caption with more details : <text:span text:style-name="T21">Fig 4 Removed</text:span><text:line-break/>-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text:line-break/>- What is the background volume material used in the simulation? Air or other materials? Please add in the relevant section (e.g. Section 3.1).<text:line-break/>- Consider to remove the text at the beginning of section 4. (up to text "for individual muons.") as already discussed before.<text:line-break/>- Consider to remove Section 2.3 and include it (in a short and concise version) at the beginning of section 2.<text:line-break/>- Consider to add a Figure near Fig. 1 showing RPC + SCINTILLATOR layout with detector sizes reported<text:line-break/>- Consider to remove verbose texts, for example "Using multiple scattering muon tomography [...] atomic number of the material [1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7-12T08:38:55.646174649</dc:date>
    <meta:editing-duration>P9DT14H32M29S</meta:editing-duration>
    <meta:editing-cycles>15</meta:editing-cycles>
    <meta:generator>LibreOffice/6.0.7.3$Linux_X86_64 LibreOffice_project/00m0$Build-3</meta:generator>
    <meta:document-statistic meta:table-count="0" meta:image-count="0" meta:object-count="0" meta:page-count="4" meta:paragraph-count="17" meta:word-count="2757" meta:character-count="16553" meta:non-whitespace-character-count="13652"/>
  </office:meta>
</office:document-meta>
</file>